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-asian="Arial" style:font-name-complex="Arial"/>
    </style:style>
    <style:style style:name="T1" style:family="text">
      <style:text-properties fo:font-weight="bold" style:font-name-asian="Arial" style:font-weight-asian="bold" style:font-name-complex="Arial" style:font-weight-complex="bold"/>
    </style:style>
    <style:style style:name="T2" style:family="text">
      <style:text-properties style:font-name-asian="Arial" style:font-name-complex="Arial"/>
    </style:style>
    <style:style style:name="T3" style:family="text">
      <style:text-properties style:font-name-asian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Korean</text:span><text:span text:style-name="T2"> </text:span><text:bookmark text:name="line11"/><text:span text:style-name="T2">EUC-KR</text:span></text:p>
      <text:p text:style-name="P1"/>
      <text:p text:style-name="Text_20_body"><text:span text:style-name="T2">※ 아이디, 패스워드를 분실하셨을 경우 <text:line-break/>현재 사용 중이거나 사용할 수 있는 인증 수단이 없는 경우에 <text:line-break/>코리아닷컴은 개인정보보호를 위한 정보통신망법 개정 및 시행에 따라 회원정보에 등록된 <text:line-break/>본인 인증 수단(본인 명의 휴대폰, 아이핀)을 사용할 수 없다면 아이디나 패스워드를 찾을 방법이 없습니다.<text:line-break/>아이디와 패스워드는 이용자의 중요한 정보이므로 가입하셨던 아이디 및 패스워드를 찾기 위해서는 본인 확인 절차를 통해 아이디 소유자에 대한 일치 여부가 반드시 확인되어야만 합니다.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an Vigh</meta:initial-creator>
    <meta:creation-date>2016-08-14T09:43:08.26</meta:creation-date>
    <meta:document-statistic meta:table-count="0" meta:image-count="0" meta:object-count="0" meta:page-count="1" meta:paragraph-count="2" meta:word-count="203" meta:character-count="279"/>
    <dc:date>2016-08-14T09:43:46.31</dc:date>
    <dc:creator>Christian Vigh</dc:creator>
    <meta:editing-duration>PT38S</meta:editing-duration>
    <meta:editing-cycles>1</meta:editing-cycles>
    <meta:generator>OpenOffice/4.1.2$Win32 OpenOffice.org_project/412m3$Build-9782</meta:generator>
  </office:meta>
</office:document-meta>
</file>